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Heading_20_3">
      <style:paragraph-properties fo:margin-top="0.1665in" fo:margin-bottom="0.0835in" fo:keep-with-next="always"/>
    </style:style>
    <style:style style:name="P19"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Heading_20_2">
      <style:paragraph-properties fo:margin-top="0.1665in" fo:margin-bottom="0.0835in" fo:keep-with-next="always"/>
    </style:style>
    <style:style style:name="P29" style:family="paragraph" style:parent-style-name="Contents_20_3">
      <style:paragraph-properties>
        <style:tab-stops>
          <style:tab-stop style:position="6.2992in" style:type="right" style:leader-style="dotted" style:leader-text="."/>
        </style:tab-stops>
      </style:paragraph-properties>
    </style:style>
    <style:style style:name="P30"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1.1</text:p>
      <text:p text:style-name="Subtitle">3rd Dec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Introduction to Byteman<text:tab/>5</text:p>
          <text:p text:style-name="P17">Running an Application with the Byteman Agent<text:tab/>5</text:p>
          <text:p text:style-name="P17">Event Condition Action Rules<text:tab/>6</text:p>
          <text:p text:style-name="P17">Rule Bindings and Parameterization<text:tab/>6</text:p>
          <text:p text:style-name="P17">Built-in Conditions and Actions<text:tab/>7</text:p>
          <text:p text:style-name="P17">Extending or Replacing the Byteman Language Built-ins<text:tab/>8</text:p>
          <text:p text:style-name="P17">Agent Transformation<text:tab/>8</text:p>
          <text:p text:style-name="P17">Agent Retransformation<text:tab/>9</text:p>
          <text:p text:style-name="P17">ECA Rule Engine<text:tab/>10</text:p>
          <text:p text:style-name="P30">The Byteman Rule Language<text:tab/>12</text:p>
          <text:p text:style-name="P17">Rule Events<text:tab/>12</text:p>
          <text:p text:style-name="P29">Class Rules vs Interface Rules<text:tab/>13</text:p>
          <text:p text:style-name="P29">Overriding <text:s/>Rules<text:tab/>13</text:p>
          <text:p text:style-name="P29">Overriding Interface Rules<text:tab/>15</text:p>
          <text:p text:style-name="P29">Location Specifiers<text:tab/>15</text:p>
          <text:p text:style-name="P17">Rule Bindings<text:tab/>19</text:p>
          <text:p text:style-name="P17">Rule Expressions<text:tab/>19</text:p>
          <text:p text:style-name="P17">Rule Conditions<text:tab/>21</text:p>
          <text:p text:style-name="P17">Rule Actions<text:tab/>22</text:p>
          <text:p text:style-name="P17">Built-In Calls<text:tab/>23</text:p>
          <text:p text:style-name="P17">User-Defined Rule Helpers<text:tab/>24</text:p>
          <text:p text:style-name="P17">The Rule Helper Lifecycle Methods<text:tab/>25</text:p>
          <text:p text:style-name="P30">Byteman Rule Language Standard Built-Ins<text:tab/>27</text:p>
          <text:p text:style-name="P17">Thread Coordination Operations<text:tab/>27</text:p>
          <text:p text:style-name="P29">Waiters<text:tab/>27</text:p>
          <text:p text:style-name="P29">Rendezvous<text:tab/>28</text:p>
          <text:p text:style-name="P29">Joiners<text:tab/>29</text:p>
          <text:p text:style-name="P29">Aborting Execution<text:tab/>29</text:p>
          <text:p text:style-name="P17">Rule State Management Operations<text:tab/>30</text:p>
          <text:p text:style-name="P29">CountDowns<text:tab/>30</text:p>
          <text:p text:style-name="P29">Flags<text:tab/>31</text:p>
          <text:p text:style-name="P29">Counters<text:tab/>31</text:p>
          <text:p text:style-name="P29">Timers<text:tab/>32</text:p>
          <text:p text:style-name="P29">Recursive Triggering<text:tab/>32</text:p>
          <text:p text:style-name="P17">Trace and Debug Operations<text:tab/>34</text:p>
          <text:p text:style-name="P29">Debugging<text:tab/>34</text:p>
          <text:p text:style-name="P29">Tracing<text:tab/>34</text:p>
          <text:p text:style-name="P17">Stack Management Operations<text:tab/>35</text:p>
          <text:p text:style-name="P29">Checking The Call Tree<text:tab/>35</text:p>
          <text:p text:style-name="P29">Tracing the Caller Stack<text:tab/>37</text:p>
          <text:p text:style-name="P29">Selective Stack Tracing Using a Regular Expression Filter<text:tab/>37</text:p>
          <text:p text:style-name="P29">Stack Range Tracing<text:tab/>39</text:p>
          <text:p text:style-name="P29">Tracing Named Thread Stacks<text:tab/>41</text:p>
          <text:p text:style-name="P17">Default Helper Lifecycle Methods<text:tab/>42</text:p>
          <text:p text:style-name="P30">Using Byteman<text:tab/>43</text:p>
          <text:p text:style-name="P17">Using Byteman from java or ant<text:tab/>43</text:p>
          <text:p text:style-name="P17">Using Byteman from maven<text:tab/>43</text:p>
          <text:p text:style-name="P17"><text:soft-page-break/>Obtaining the source build tree<text:tab/>43</text:p>
          <text:p text:style-name="P17">Building Byteman from the sources<text:tab/>43</text:p>
          <text:p text:style-name="P17">Running Applications with Byteman<text:tab/>44</text:p>
          <text:p text:style-name="P17">Configuring a java agent<text:tab/>44</text:p>
          <text:p text:style-name="P17">Installing Byteman in a Running JVM using Script bminstall<text:tab/>45</text:p>
          <text:p text:style-name="P17">Available -javaagent Options<text:tab/>45</text:p>
          <text:p text:style-name="P17">Running Byteman Using Script bmjava<text:tab/>46</text:p>
          <text:p text:style-name="P17">Submitting Rules Dynamically Using Script bmsubmit<text:tab/>47</text:p>
          <text:p text:style-name="P17">Checking Rules Offline Using Script bmcheck<text:tab/>48</text:p>
          <text:p text:style-name="P17">Installing And Submitting from Java<text:tab/>49</text:p>
          <text:p text:style-name="P17">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419487733"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13070380411" text:style-name="L1">
        <text:list-item>
          <text:p text:style-name="P20">tracing execution of specific code paths and displaying application or JVM state</text:p>
        </text:list-item>
        <text:list-item>
          <text:p text:style-name="P20">subverting normal execution by changing state, making unscheduled method calls or forcing an unexpected return or throw</text:p>
        </text:list-item>
        <text:list-item>
          <text:p text:style-name="P20">orchestrating the timing of activities performed by independent application threads</text:p>
        </text:list-item>
        <text:list-item>
          <text:p text:style-name="P20">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675441840" text:continue-list="list419487733" text:style-name="Outline">
        <text:list-item>
          <text:list>
            <text:list-header>
              <text:h text:style-name="P2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Running Applications With Byteman">Running Applications with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85183024"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0086934161" text:style-name="L2">
        <text:list-item>
          <text:p text:style-name="P21"><text:span text:style-name="T1">where</text:span> during application execution a side-effect should occur</text:p>
        </text:list-item>
        <text:list-item>
          <text:p text:style-name="P21"><text:span text:style-name="T1">whether</text:span> the side-effect should happen or not</text:p>
        </text:list-item>
        <text:list-item>
          <text:p text:style-name="P21"><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text:soft-page-break/>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279831600" text:continue-list="list85183024"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724775959"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text:soft-page-break/>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267878327"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472647944" text:continue-numbering="true" text:style-name="Outline">
        <text:list-item>
          <text:list>
            <text:list-header>
              <text:h text:style-name="Heading_20_2" text:outline-level="2" text:is-list-header="true"><text:soft-page-break/>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634740992" text:style-name="L3">
        <text:list-item>
          <text:p text:style-name="P22">the <text:span text:style-name="T1">trigger method</text:span>, i.e. the method which contains the trigger point</text:p>
        </text:list-item>
        <text:list-item>
          <text:p text:style-name="P22">the rule which has been matched</text:p>
        </text:list-item>
        <text:list-item>
          <text:p text:style-name="P22">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644058250" text:continue-list="list1472647944" text:style-name="Outline">
        <text:list-item>
          <text:list>
            <text:list-header>
              <text:h text:style-name="P28"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786867870" text:continue-numbering="true" text:style-name="Outline">
        <text:list-item>
          <text:list>
            <text:list-header>
              <text:h text:style-name="P2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203304056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838680451" text:continue-numbering="true" text:style-name="Outline">
        <text:list-item>
          <text:list>
            <text:list-header>
              <text:h text:style-name="P2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1795452276" text:style-name="L4">
        <text:list-item>
          <text:p text:style-name="P23">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3">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1116675094" text:continue-list="list1838680451"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644939371"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text:soft-page-break/>identified in the <text:span text:style-name="Code_20_Text">CLASS</text:span> clause. This is sometimes not very helpful. For example, the following rule is not much use</text:p>
      <text:p text:style-name="P3"><text:bookmark-start text:name="DDE_LINK20"/>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text:soft-page-break/>argument and returns the result. The condition negates this using the <text:span text:style-name="Code_20_Text">NOT</text:span> operator (another way of writing the Java ! Operator). <text:s/>So, when an implementation of <text:span text:style-name="Code_20_Text">finalize</text:span> is 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2126685969" text:continue-numbering="true" text:style-name="Outline">
        <text:list-item>
          <text:list>
            <text:list-item>
              <text:list>
                <text:list-header>
                  <text:h text:style-name="P18"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2174314933" text:continue-numbering="true" text:style-name="Outline">
        <text:list-item>
          <text:list>
            <text:list-item>
              <text:list>
                <text:list-header>
                  <text:h text:style-name="P18"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575829067"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772600663"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909071877" text:continue-list="list1795452276" text:style-name="L4">
        <text:list-item>
          <text:p text:style-name="P23">references to previously bound variables</text:p>
        </text:list-item>
        <text:list-item>
          <text:p text:style-name="P23">references to the trigger method recipient or parameters</text:p>
        </text:list-item>
        <text:list-item>
          <text:p text:style-name="P23">references to the local variables in scope at the trigger point</text:p>
        </text:list-item>
        <text:list-item>
          <text:p text:style-name="P23">references to trigger method special variables <text:span text:style-name="Code_20_Text">$!</text:span>, <text:span text:style-name="Code_20_Text">$^</text:span>, <text:span text:style-name="Code_20_Text">$#, </text:span>$* and $@</text:p>
        </text:list-item>
        <text:list-item>
          <text:p text:style-name="P23">static field references</text:p>
        </text:list-item>
        <text:list-item>
          <text:p text:style-name="P23">primitive literals</text:p>
        </text:list-item>
        <text:list-item>
          <text:p text:style-name="P23">field accesses</text:p>
        </text:list-item>
        <text:list-item>
          <text:p text:style-name="P23">static or instance method invocations</text:p>
        </text:list-item>
        <text:list-item>
          <text:p text:style-name="P23">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961655597" text:style-name="L5">
        <text:list-item>
          <text:p text:style-name="P24">throw and return operations are only allowed as the last action in a sequence of rule actions (see below).</text:p>
        </text:list-item>
      </text:list>
      <text:list xml:id="list597414696" text:style-name="L6">
        <text:list-item>
          <text:p text:style-name="P25">Expressions should obey the normal rules regarding associativity and precedence.</text:p>
        </text:list-item>
        <text:list-item>
          <text:p text:style-name="P25">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5">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5">Special variables provide access to other trigger method data. There are currently 5 such special variables:</text:p>
          <text:list>
            <text:list-item>
              <text:p text:style-name="P25"><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5">$!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5"><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5"><text:span text:style-name="Code_20_Text">$#</text:span> has type <text:span text:style-name="Code_20_Text">int</text:span> and identifies the number of parameters supplied to the trigger method.</text:p>
            </text:list-item>
            <text:list-item>
              <text:p text:style-name="P25"><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5">$@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5">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5">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5">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5">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328453901" text:continue-list="list772600663"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text:soft-page-break/>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401656954"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text:soft-page-break/>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99969386"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236664327" text:continue-numbering="true" text:style-name="Outline">
        <text:list-item>
          <text:list>
            <text:list-header>
              <text:h text:style-name="Heading_20_2" text:outline-level="2" text:is-list-header="true"><text:soft-page-break/>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1668100313"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051444840" text:style-name="L7">
        <text:list-item>
          <text:p text:style-name="P26">an activate event occurs when an install cause <text:span text:style-name="T1">R(H)</text:span> to transition from empty to non-empty</text:p>
        </text:list-item>
        <text:list-item>
          <text:p text:style-name="P26">an install event occurs when <text:span text:style-name="T1">r(H)</text:span> is installed in <text:span text:style-name="T1">R(H)</text:span></text:p>
        </text:list-item>
        <text:list-item>
          <text:p text:style-name="P26">an uninstall event occurs when <text:span text:style-name="T1">r(H)</text:span> is uninstalled from <text:span text:style-name="T1">R(H)</text:span></text:p>
        </text:list-item>
        <text:list-item>
          <text:p text:style-name="P26">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673796488" text:continue-list="list1668100313"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03510443"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907396752" text:continue-numbering="true" text:style-name="Outline">
        <text:list-item>
          <text:list>
            <text:list-item>
              <text:list>
                <text:list-header>
                  <text:h text:style-name="P19"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73490930" text:continue-numbering="true" text:style-name="Outline">
        <text:list-item>
          <text:list>
            <text:list-item>
              <text:list>
                <text:list-header>
                  <text:h text:style-name="P19"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33684734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465773430"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712252419" text:continue-numbering="true" text:style-name="Outline">
        <text:list-item>
          <text:list>
            <text:list-item>
              <text:list>
                <text:list-header>
                  <text:h text:style-name="P19"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863520296" text:continue-numbering="true" text:style-name="Outline">
        <text:list-item>
          <text:list>
            <text:list-item>
              <text:list>
                <text:list-header>
                  <text:h text:style-name="P19"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969798449"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356230956" text:continue-numbering="true" text:style-name="Outline">
        <text:list-item>
          <text:list>
            <text:list-item>
              <text:list>
                <text:list-header>
                  <text:h text:style-name="P19"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917240017"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7068309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2049543612"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153655041" text:continue-numbering="true" text:style-name="Outline">
        <text:list-item>
          <text:list>
            <text:list-item>
              <text:list>
                <text:list-header>
                  <text:h text:style-name="P18"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511867739" text:continue-numbering="true" text:style-name="Outline">
        <text:list-item>
          <text:list>
            <text:list-item>
              <text:list>
                <text:list-header>
                  <text:h text:style-name="P19"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514654912" text:continue-numbering="true" text:style-name="Outline">
        <text:list-item>
          <text:list>
            <text:list-item>
              <text:list>
                <text:list-header>
                  <text:h text:style-name="P19"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761575960" text:continue-numbering="true" text:style-name="Outline">
        <text:list-item>
          <text:list>
            <text:list-item>
              <text:list>
                <text:list-header>
                  <text:h text:style-name="P19"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text:soft-page-break/>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1365961352"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174388412"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1846787751"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1979437420" text:continue-numbering="true" text:style-name="Outline">
        <text:list-item>
          <text:list>
            <text:list-header>
              <text:h text:style-name="P28"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1122127430"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842155734"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376319536"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text:soft-page-break/>concatenating these options into a valid <text:span text:style-name="Code_20_Text">-javaagent</text:span> argument.</text:p>
      <text:list xml:id="list1863264790"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572280660" text:continue-numbering="true" text:style-name="Outline">
        <text:list-item>
          <text:list>
            <text:list-header>
              <text:h text:style-name="P2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text:soft-page-break/>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1673310135" text:continue-numbering="true" text:style-name="Outline">
        <text:list-item>
          <text:list>
            <text:list-header>
              <text:h text:style-name="P28"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oft-page-break/><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085974793" text:continue-numbering="true" text:style-name="Outline">
        <text:list-item>
          <text:list>
            <text:list-header>
              <text:h text:style-name="P28"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569803693" text:style-name="L8">
        <text:list-item>
          <text:p text:style-name="P2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7">Any other rules will be stored in the agents rule set and applied to newly loaded <text:soft-page-break/>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740786744" text:continue-list="list1085974793"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oft-page-break/><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731027511" text:continue-numbering="true" text:style-name="Outline">
        <text:list-item>
          <text:list>
            <text:list-header>
              <text:h text:style-name="P28"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575128155" text:continue-numbering="true" text:style-name="Outline">
        <text:list-item>
          <text:list>
            <text:list-header>
              <text:h text:style-name="P2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100%"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100%"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drew Dinn</meta:initial-creator>
    <meta:creation-date>2008-09-25T16:33:44</meta:creation-date>
    <dc:creator>Andrew Dinn</dc:creator>
    <dc:date>2012-12-03T11:34:21</dc:date>
    <meta:printed-by>Andrew Dinn</meta:printed-by>
    <meta:print-date>2008-09-26T17:21:42</meta:print-date>
    <meta:editing-cycles>218</meta:editing-cycles>
    <meta:editing-duration>P3DT2H10M5S</meta:editing-duration>
    <meta:document-statistic meta:table-count="0" meta:image-count="0" meta:object-count="0" meta:page-count="51" meta:paragraph-count="554" meta:word-count="20188" meta:character-count="131409" meta:non-whitespace-character-count="107224"/>
    <meta:user-defined meta:name="Info 1"/>
    <meta:user-defined meta:name="Info 2"/>
    <meta:user-defined meta:name="Info 3"/>
    <meta:user-defined meta:name="Info 4"/>
  </office:meta>
</office:document-meta>
</file>